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19.25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CardName</text:p>
          </table:table-cell>
          <table:table-cell table:style-name="ce1" office:value-type="string" calcext:value-type="string">
            <text:p>CardType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Rul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rc Soldier</text:p>
          </table:table-cell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enskin Shaman</text:p>
          </table:table-cell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G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archief</text:p>
          </table:table-cell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GG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dyguard</text:p>
          </table:table-cell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G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enskin Bannerman</text:p>
          </table:table-cell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G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g tooth Bresker</text:p>
          </table:table-cell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GG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f Soldier</text:p>
          </table:table-cell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f Spearman</text:p>
          </table:table-cell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E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f Horsemen</text:p>
          </table:table-cell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E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f Elite Guard</text:p>
          </table:table-cell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EE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f Van Guard</text:p>
          </table:table-cell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E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f Seesayer</text:p>
          </table:table-cell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E3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"/>
          <table:table-cell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" meta:object-count="0"/>
    <meta:generator>LibreOfficeDev/5.1.0.3$Linux_X86_64 LibreOffice_project/</meta:generator>
  </office:meta>
</office:document-meta>
</file>